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02cm" fo:margin-top="0.3cm" fo:margin-bottom="0.199cm" table:align="margins" fo:background-color="transparent">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left="0cm" fo:padding-right="0cm" fo:padding-top="0.4cm" fo:padding-bottom="0.4cm" fo:border="none"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table-properties style:width="16.912cm" fo:margin-left="0cm" table:align="left"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D3" style:family="table-cell" style:data-style-name="N10000">
      <style:table-cell-properties fo:background-color="#cccccc" fo:padding="0cm" fo:border="none" style:writing-mode="page">
        <style:background-image/>
      </style:table-cell-properties>
    </style:style>
    <style:style style:name="Tabla2.A4" style:family="table-cell">
      <style:table-cell-properties fo:background-color="transparent" fo:padding="0cm" fo:border-left="none" fo:border-right="none" fo:border-top="none" fo:border-bottom="0.75pt solid #000000" style:writing-mode="page">
        <style:background-image/>
      </style:table-cell-properties>
    </style:style>
    <style:style style:name="Tabla2.B4" style:family="table-cell">
      <style:table-cell-properties fo:background-color="transparent" fo:padding="0cm" fo:border-left="none" fo:border-right="none" fo:border-top="none" fo:border-bottom="0.75pt solid #000000" style:writing-mode="page">
        <style:background-image/>
      </style:table-cell-properties>
    </style:style>
    <style:style style:name="Tabla2.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2.D4" style:family="table-cell">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fo:background-color="transparent" style:may-break-between-rows="false" table:border-model="collapsing">
        <style:background-image/>
      </style:table-properties>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000000" fo:padding="0cm" fo:border="none"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cm" fo:border="none" style:writing-mode="page">
        <style:background-image/>
      </style:table-cell-properties>
    </style:style>
    <style:style style:name="Tabla4.B2" style:family="table-cell" style:data-style-name="N10000">
      <style:table-cell-properties fo:background-color="transparent" fo:padding="0cm" fo:border="none" style:writing-mode="page">
        <style:background-image/>
      </style:table-cell-properties>
    </style:style>
    <style:style style:name="Tabla4.3" style:family="table-row">
      <style:table-row-properties fo:keep-together="auto"/>
    </style:style>
    <style:style style:name="Tabla4.A3" style:family="table-cell">
      <style:table-cell-properties fo:background-color="#cccccc" fo:padding="0cm" fo:border="none" style:writing-mode="page">
        <style:background-image/>
      </style:table-cell-properties>
    </style:style>
    <style:style style:name="Tabla4.B3" style:family="table-cell">
      <style:table-cell-properties fo:background-color="#cccccc" fo:padding="0cm" fo:border="none" style:writing-mode="page">
        <style:background-image/>
      </style:table-cell-properties>
    </style:style>
    <style:style style:name="Tabla4.C3" style:family="table-cell" style:data-style-name="N10000">
      <style:table-cell-properties fo:background-color="#cccccc" fo:padding="0cm" fo:border="none" style:writing-mode="page">
        <style:background-image/>
      </style:table-cell-properties>
    </style:style>
    <style:style style:name="Tabla4.D3" style:family="table-cell">
      <style:table-cell-properties fo:background-color="#cccccc" fo:padding="0cm" fo:border="none" style:writing-mode="page">
        <style:background-image/>
      </style:table-cell-properties>
    </style:style>
    <style:style style:name="Tabla4.4" style:family="table-row">
      <style:table-row-properties fo:keep-together="auto"/>
    </style:style>
    <style:style style:name="Tabla4.A4" style:family="table-cell">
      <style:table-cell-properties fo:background-color="transparent" fo:padding="0cm" fo:border-left="none" fo:border-right="none" fo:border-top="none" fo:border-bottom="0.75pt solid #000000" style:writing-mode="page">
        <style:background-image/>
      </style:table-cell-properties>
    </style:style>
    <style:style style:name="Tabla4.B4" style:family="table-cell">
      <style:table-cell-properties fo:background-color="transparent" fo:padding="0cm" fo:border-left="none" fo:border-right="none" fo:border-top="none" fo:border-bottom="0.75pt solid #000000" style:writing-mode="page">
        <style:background-image/>
      </style:table-cell-properties>
    </style:style>
    <style:style style:name="Tabla4.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4"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Preformatted_20_Text">
      <style:paragraph-properties fo:margin-left="1.251cm" fo:margin-right="0cm" fo:text-indent="0cm" style:auto-text-indent="false"/>
      <style:text-properties officeooo:rsid="0028007b" officeooo:paragraph-rsid="0066c1fc"/>
    </style:style>
    <style:style style:name="P6" style:family="paragraph" style:parent-style-name="Preformatted_20_Text">
      <style:paragraph-properties fo:margin-left="1.251cm" fo:margin-right="0cm" fo:text-indent="0cm" style:auto-text-indent="false"/>
      <style:text-properties officeooo:paragraph-rsid="0066c1f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officeooo:rsid="001944bf" officeooo:paragraph-rsid="001944bf"/>
    </style:style>
    <style:style style:name="P9" style:family="paragraph" style:parent-style-name="Standard">
      <style:paragraph-properties fo:text-align="start" style:justify-single-word="false"/>
      <style:text-properties fo:language="en" fo:country="US" officeooo:rsid="001e3714" officeooo:paragraph-rsid="001e3714"/>
    </style:style>
    <style:style style:name="P10" style:family="paragraph" style:parent-style-name="Standard">
      <style:text-properties officeooo:rsid="002cc74e" officeooo:paragraph-rsid="002cc74e"/>
    </style:style>
    <style:style style:name="P11" style:family="paragraph" style:parent-style-name="Standard">
      <style:text-properties officeooo:rsid="00374c0d" officeooo:paragraph-rsid="00374c0d"/>
    </style:style>
    <style:style style:name="P12" style:family="paragraph" style:parent-style-name="Standard">
      <style:text-properties officeooo:rsid="00307573" officeooo:paragraph-rsid="00374c0d"/>
    </style:style>
    <style:style style:name="P13" style:family="paragraph" style:parent-style-name="Standard">
      <style:text-properties officeooo:paragraph-rsid="00639b60"/>
    </style:style>
    <style:style style:name="P14" style:family="paragraph" style:parent-style-name="Standard">
      <style:text-properties officeooo:rsid="00659079" officeooo:paragraph-rsid="00659079"/>
    </style:style>
    <style:style style:name="P15" style:family="paragraph" style:parent-style-name="Standard">
      <style:text-properties officeooo:rsid="00659079" officeooo:paragraph-rsid="0066c1fc"/>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b79e" officeooo:paragraph-rsid="003db79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0b33" officeooo:paragraph-rsid="003f0b3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9a0" officeooo:paragraph-rsid="0040b9a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0e6f" officeooo:paragraph-rsid="006c0e6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Heading">
      <style:text-properties officeooo:rsid="0023e0ed" officeooo:paragraph-rsid="0028007b"/>
    </style:style>
    <style:style style:name="P46" style:family="paragraph" style:parent-style-name="Table_20_Heading">
      <style:text-properties officeooo:rsid="0023e0ed" officeooo:paragraph-rsid="00322bc2"/>
    </style:style>
    <style:style style:name="P47" style:family="paragraph" style:parent-style-name="Table_20_Heading">
      <style:text-properties officeooo:rsid="0023e0ed" officeooo:paragraph-rsid="00639b60"/>
    </style:style>
    <style:style style:name="P48" style:family="paragraph" style:parent-style-name="Table_20_Heading">
      <style:text-properties officeooo:rsid="0040b1a2" officeooo:paragraph-rsid="0040b1a2"/>
    </style:style>
    <style:style style:name="P49" style:family="paragraph" style:parent-style-name="Table_20_Heading">
      <style:text-properties officeooo:rsid="0040b1a2" officeooo:paragraph-rsid="00639b60"/>
    </style:style>
    <style:style style:name="P50" style:family="paragraph" style:parent-style-name="Table_20_Heading">
      <style:text-properties officeooo:rsid="00418b90" officeooo:paragraph-rsid="00418b90"/>
    </style:style>
    <style:style style:name="P51"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US" officeooo:rsid="0020f3e3" officeooo:paragraph-rsid="0020f3e3"/>
    </style:style>
    <style:style style:name="P53" style:family="paragraph" style:parent-style-name="Text_20_body">
      <style:text-properties officeooo:rsid="0023e0ed" officeooo:paragraph-rsid="0023e0ed"/>
    </style:style>
    <style:style style:name="P54" style:family="paragraph" style:parent-style-name="Text_20_body">
      <style:text-properties officeooo:rsid="0026518f" officeooo:paragraph-rsid="0026518f"/>
    </style:style>
    <style:style style:name="P55" style:family="paragraph" style:parent-style-name="Text_20_body">
      <style:text-properties officeooo:rsid="00307573" officeooo:paragraph-rsid="00307573"/>
    </style:style>
    <style:style style:name="P56" style:family="paragraph" style:parent-style-name="Text_20_body">
      <style:text-properties officeooo:rsid="00322bc2" officeooo:paragraph-rsid="00322bc2"/>
    </style:style>
    <style:style style:name="P57" style:family="paragraph" style:parent-style-name="Text_20_body">
      <style:text-properties officeooo:rsid="0028007b" officeooo:paragraph-rsid="00322bc2"/>
    </style:style>
    <style:style style:name="P58" style:family="paragraph" style:parent-style-name="Text_20_body">
      <style:text-properties officeooo:rsid="0028007b" officeooo:paragraph-rsid="0066c1fc"/>
    </style:style>
    <style:style style:name="P59" style:family="paragraph" style:parent-style-name="Text_20_body">
      <style:text-properties officeooo:rsid="0032ddb3" officeooo:paragraph-rsid="0032ddb3"/>
    </style:style>
    <style:style style:name="P60" style:family="paragraph" style:parent-style-name="Text_20_body">
      <style:text-properties officeooo:rsid="0032ddb3" officeooo:paragraph-rsid="0038fe22"/>
    </style:style>
    <style:style style:name="P61" style:family="paragraph" style:parent-style-name="Text_20_body">
      <style:text-properties officeooo:rsid="004397a4" officeooo:paragraph-rsid="004397a4"/>
    </style:style>
    <style:style style:name="P62" style:family="paragraph" style:parent-style-name="Text_20_body">
      <style:text-properties officeooo:rsid="0043a583" officeooo:paragraph-rsid="0043a583"/>
    </style:style>
    <style:style style:name="P63" style:family="paragraph" style:parent-style-name="Text_20_body">
      <style:text-properties officeooo:rsid="0044bf48" officeooo:paragraph-rsid="0044bf48"/>
    </style:style>
    <style:style style:name="P64" style:family="paragraph" style:parent-style-name="Text_20_body">
      <style:text-properties officeooo:rsid="004c8c21" officeooo:paragraph-rsid="004c8c21"/>
    </style:style>
    <style:style style:name="P65" style:family="paragraph" style:parent-style-name="Text_20_body">
      <style:text-properties officeooo:rsid="004ff7d7" officeooo:paragraph-rsid="004ff7d7"/>
    </style:style>
    <style:style style:name="P66" style:family="paragraph" style:parent-style-name="Text_20_body">
      <style:text-properties officeooo:rsid="0053af33" officeooo:paragraph-rsid="0053af33"/>
    </style:style>
    <style:style style:name="P67" style:family="paragraph" style:parent-style-name="Text_20_body">
      <style:text-properties officeooo:rsid="0053af33" officeooo:paragraph-rsid="00544c17"/>
    </style:style>
    <style:style style:name="P68" style:family="paragraph" style:parent-style-name="Text_20_body">
      <style:text-properties officeooo:rsid="0058956a" officeooo:paragraph-rsid="005a6aa4"/>
    </style:style>
    <style:style style:name="P69" style:family="paragraph" style:parent-style-name="Text_20_body">
      <style:text-properties officeooo:rsid="0058956a" officeooo:paragraph-rsid="0060e68e"/>
    </style:style>
    <style:style style:name="P70" style:family="paragraph" style:parent-style-name="Text_20_body">
      <style:text-properties officeooo:rsid="005a6aa4" officeooo:paragraph-rsid="005a6aa4"/>
    </style:style>
    <style:style style:name="P71" style:family="paragraph" style:parent-style-name="Text_20_body">
      <style:text-properties officeooo:paragraph-rsid="005a6aa4"/>
    </style:style>
    <style:style style:name="P72" style:family="paragraph" style:parent-style-name="Text_20_body">
      <style:text-properties officeooo:rsid="005a804a" officeooo:paragraph-rsid="005a804a"/>
    </style:style>
    <style:style style:name="P73" style:family="paragraph" style:parent-style-name="Text_20_body">
      <style:text-properties officeooo:rsid="005c3f0e" officeooo:paragraph-rsid="005c3f0e"/>
    </style:style>
    <style:style style:name="P74" style:family="paragraph" style:parent-style-name="Text_20_body">
      <style:text-properties officeooo:rsid="005c8fb9" officeooo:paragraph-rsid="005c8fb9"/>
    </style:style>
    <style:style style:name="P75" style:family="paragraph" style:parent-style-name="Text_20_body">
      <style:text-properties officeooo:rsid="005c8fb9" officeooo:paragraph-rsid="0060e68e"/>
    </style:style>
    <style:style style:name="P76" style:family="paragraph" style:parent-style-name="Text_20_body">
      <style:text-properties officeooo:rsid="00627f5e" officeooo:paragraph-rsid="00627f5e"/>
    </style:style>
    <style:style style:name="P77" style:family="paragraph" style:parent-style-name="Text_20_body">
      <style:text-properties officeooo:rsid="00639b60" officeooo:paragraph-rsid="00639b60"/>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81" style:family="paragraph" style:parent-style-name="Contents_20_Heading" style:master-page-name="Right_20_Page">
      <style:paragraph-properties style:page-number="auto"/>
    </style:style>
    <style:style style:name="P82"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83" style:family="paragraph" style:parent-style-name="Heading_20_1">
      <style:text-properties officeooo:rsid="004ff7d7" officeooo:paragraph-rsid="004ff7d7"/>
    </style:style>
    <style:style style:name="P84" style:family="paragraph" style:parent-style-name="Heading_20_1">
      <style:text-properties officeooo:rsid="0023e0ed" officeooo:paragraph-rsid="005a804a"/>
    </style:style>
    <style:style style:name="P85" style:family="paragraph" style:parent-style-name="Heading_20_1">
      <style:text-properties officeooo:paragraph-rsid="00639b60"/>
    </style:style>
    <style:style style:name="P86" style:family="paragraph" style:parent-style-name="Heading_20_1" style:master-page-name="Right_20_Page">
      <style:paragraph-properties style:page-number="auto"/>
      <style:text-properties fo:language="en" fo:country="US" officeooo:rsid="0020f3e3" officeooo:paragraph-rsid="0020f3e3"/>
    </style:style>
    <style:style style:name="P87" style:family="paragraph" style:parent-style-name="Heading_20_2">
      <style:text-properties fo:language="en" fo:country="US" officeooo:rsid="0020f3e3" officeooo:paragraph-rsid="0020f3e3"/>
    </style:style>
    <style:style style:name="P88" style:family="paragraph" style:parent-style-name="Heading_20_2">
      <style:text-properties officeooo:rsid="0053af33" officeooo:paragraph-rsid="0053af33"/>
    </style:style>
    <style:style style:name="P89" style:family="paragraph" style:parent-style-name="Heading_20_2">
      <style:text-properties officeooo:rsid="005c3f0e" officeooo:paragraph-rsid="005c8fb9"/>
    </style:style>
    <style:style style:name="P90" style:family="paragraph" style:parent-style-name="Heading_20_2">
      <style:text-properties officeooo:rsid="0023e0ed" officeooo:paragraph-rsid="0023e0ed"/>
    </style:style>
    <style:style style:name="P91" style:family="paragraph" style:parent-style-name="Heading_20_2">
      <style:text-properties officeooo:rsid="0024db99" officeooo:paragraph-rsid="0024db99"/>
    </style:style>
    <style:style style:name="P92"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68bc" officeooo:paragraph-rsid="006c68b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list-style-name="L1">
      <style:text-properties fo:language="en" fo:country="US" officeooo:rsid="00226a40" officeooo:paragraph-rsid="00226a40"/>
    </style:style>
    <style:style style:name="P100" style:family="paragraph" style:parent-style-name="Text_20_body" style:list-style-name="L1">
      <style:text-properties fo:language="en" fo:country="US" officeooo:rsid="0044bf48" officeooo:paragraph-rsid="005fa0e9"/>
    </style:style>
    <style:style style:name="P101" style:family="paragraph" style:parent-style-name="Text_20_body" style:list-style-name="L1">
      <style:text-properties fo:language="en" fo:country="US" officeooo:rsid="004392c1" officeooo:paragraph-rsid="004392c1"/>
    </style:style>
    <style:style style:name="P102" style:family="paragraph" style:parent-style-name="Text_20_body" style:list-style-name="L1">
      <style:text-properties fo:language="en" fo:country="US" officeooo:rsid="0023e0ed" officeooo:paragraph-rsid="0023e0ed"/>
    </style:style>
    <style:style style:name="P103" style:family="paragraph" style:parent-style-name="Text_20_body" style:list-style-name="L2">
      <style:text-properties officeooo:rsid="0051c1e5" officeooo:paragraph-rsid="0051c1e5"/>
    </style:style>
    <style:style style:name="P104" style:family="paragraph">
      <style:paragraph-properties fo:text-align="center"/>
    </style:style>
    <style:style style:name="P10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06"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officeooo:rsid="0024db99"/>
    </style:style>
    <style:style style:name="T5" style:family="text">
      <style:text-properties officeooo:rsid="0026518f"/>
    </style:style>
    <style:style style:name="T6" style:family="text">
      <style:text-properties officeooo:rsid="0028007b"/>
    </style:style>
    <style:style style:name="T7" style:family="text">
      <style:text-properties officeooo:rsid="0029cc9e"/>
    </style:style>
    <style:style style:name="T8" style:family="text">
      <style:text-properties officeooo:rsid="0032ddb3"/>
    </style:style>
    <style:style style:name="T9" style:family="text">
      <style:text-properties officeooo:rsid="00367aa3"/>
    </style:style>
    <style:style style:name="T10" style:family="text">
      <style:text-properties officeooo:rsid="00374c0d"/>
    </style:style>
    <style:style style:name="T11" style:family="text">
      <style:text-properties style:font-name="Courier New" fo:font-size="10pt" officeooo:rsid="00374c0d" style:font-name-asian="NSimSun1" style:font-size-asian="10pt" style:font-name-complex="Courier New" style:font-size-complex="10pt"/>
    </style:style>
    <style:style style:name="T12" style:family="text">
      <style:text-properties style:font-name="Courier New" fo:font-size="10pt" officeooo:rsid="006424c1" style:font-name-asian="NSimSun1" style:font-size-asian="10pt" style:font-name-complex="Courier New" style:font-size-complex="10pt"/>
    </style:style>
    <style:style style:name="T13" style:family="text">
      <style:text-properties officeooo:rsid="0038fe22"/>
    </style:style>
    <style:style style:name="T14" style:family="text">
      <style:text-properties officeooo:rsid="003db79e"/>
    </style:style>
    <style:style style:name="T15" style:family="text">
      <style:text-properties officeooo:rsid="00427d3d"/>
    </style:style>
    <style:style style:name="T16" style:family="text">
      <style:text-properties officeooo:rsid="0042e719"/>
    </style:style>
    <style:style style:name="T17" style:family="text">
      <style:text-properties officeooo:rsid="004397a4"/>
    </style:style>
    <style:style style:name="T18" style:family="text">
      <style:text-properties officeooo:rsid="0043a583"/>
    </style:style>
    <style:style style:name="T19" style:family="text">
      <style:text-properties officeooo:rsid="0044b1dc"/>
    </style:style>
    <style:style style:name="T20" style:family="text">
      <style:text-properties officeooo:rsid="0044bf48"/>
    </style:style>
    <style:style style:name="T21" style:family="text">
      <style:text-properties officeooo:rsid="004653f3"/>
    </style:style>
    <style:style style:name="T22" style:family="text">
      <style:text-properties officeooo:rsid="004ab547"/>
    </style:style>
    <style:style style:name="T23" style:family="text">
      <style:text-properties officeooo:rsid="004c8c21"/>
    </style:style>
    <style:style style:name="T24" style:family="text">
      <style:text-properties officeooo:rsid="004df65c"/>
    </style:style>
    <style:style style:name="T25" style:family="text">
      <style:text-properties officeooo:rsid="004fdd65"/>
    </style:style>
    <style:style style:name="T26" style:family="text">
      <style:text-properties officeooo:rsid="0051c1e5"/>
    </style:style>
    <style:style style:name="T27" style:family="text">
      <style:text-properties officeooo:rsid="00544c17"/>
    </style:style>
    <style:style style:name="T28" style:family="text">
      <style:text-properties officeooo:rsid="0058956a"/>
    </style:style>
    <style:style style:name="T29" style:family="text">
      <style:text-properties officeooo:rsid="005a6aa4"/>
    </style:style>
    <style:style style:name="T30" style:family="text">
      <style:text-properties officeooo:rsid="005c3f0e"/>
    </style:style>
    <style:style style:name="T31" style:family="text">
      <style:text-properties officeooo:rsid="005dc728"/>
    </style:style>
    <style:style style:name="T32" style:family="text">
      <style:text-properties officeooo:rsid="005fa0e9"/>
    </style:style>
    <style:style style:name="T33" style:family="text">
      <style:text-properties officeooo:rsid="0060e68e"/>
    </style:style>
    <style:style style:name="T34" style:family="text">
      <style:text-properties officeooo:rsid="0061c01e"/>
    </style:style>
    <style:style style:name="T35" style:family="text">
      <style:text-properties officeooo:rsid="00627f5e"/>
    </style:style>
    <style:style style:name="T36" style:family="text">
      <style:text-properties officeooo:rsid="00639b60"/>
    </style:style>
    <style:style style:name="T37" style:family="text">
      <style:text-properties officeooo:rsid="006424c1"/>
    </style:style>
    <style:style style:name="T38" style:family="text">
      <style:text-properties officeooo:rsid="00659079"/>
    </style:style>
    <style:style style:name="T39" style:family="text">
      <style:text-properties officeooo:rsid="0066c1fc"/>
    </style:style>
    <style:style style:name="T40" style:family="text">
      <style:text-properties officeooo:rsid="00686607"/>
    </style:style>
    <style:style style:name="T41" style:family="text">
      <style:text-properties officeooo:rsid="006944c3"/>
    </style:style>
    <style:style style:name="T42" style:family="text">
      <style:text-properties officeooo:rsid="006a9fd6"/>
    </style:style>
    <style:style style:name="T43" style:family="text">
      <style:text-properties fo:font-size="26pt" fo:font-weight="bold" style:font-size-asian="26pt" style:font-weight-asian="bold" style:font-size-complex="26pt" style:font-weight-complex="bold"/>
    </style:style>
    <style:style style:name="T44"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06" svg:width="10.893cm" svg:height="6.859cm" svg:x="5.054cm" svg:y="11.421cm">
        <draw:text-box>
          <text:p text:style-name="P104"><text:span text:style-name="T43">ECM2 file specifications by Daniel Carrasco</text:span></text:p>
          <text:p text:style-name="P104"><text:span text:style-name="T43"/></text:p>
          <text:p text:style-name="P105"><text:span text:style-name="T43">Rev-0, July 2021</text:span></text:p>
          <text:p text:style-name="P105"><text:span text:style-name="T44">BETA Version</text:span></text:p>
        </draw:text-box>
      </draw:frame>
      <text:p text:style-name="P7"/>
      <text:p text:style-name="P80">Changelog</text:p>
      <table:table table:name="Tabla1" table:style-name="Tabla1" table:template-name="Simple List Shaded">
        <table:table-column table:style-name="Tabla1.A"/>
        <table:table-column table:style-name="Tabla1.B"/>
        <table:table-column table:style-name="Tabla1.C"/>
        <table:table-row table:style-name="TableLine2302721425968">
          <table:table-cell table:style-name="Tabla1.A1" office:value-type="string">
            <text:p text:style-name="P16">Revision</text:p>
          </table:table-cell>
          <table:table-cell table:style-name="Tabla1.A1" office:value-type="string">
            <text:p text:style-name="P16">Date</text:p>
          </table:table-cell>
          <table:table-cell table:style-name="Tabla1.A1" office:value-type="string">
            <text:p text:style-name="P16">Modifications</text:p>
          </table:table-cell>
        </table:table-row>
        <table:table-row table:style-name="Tabla1.2">
          <table:table-cell table:style-name="Tabla1.A2" office:value-type="string">
            <text:p text:style-name="P36">R01</text:p>
          </table:table-cell>
          <table:table-cell table:style-name="Tabla1.A2" office:value-type="string">
            <text:p text:style-name="P36">2021-07</text:p>
          </table:table-cell>
          <table:table-cell table:style-name="Tabla1.A2" office:value-type="string">
            <text:p text:style-name="P37">First version of the document</text:p>
          </table:table-cell>
        </table:table-row>
      </table:table>
      <text:p text:style-name="P8"/>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1">Table of content</text:p>
          </text:index-title>
          <text:p text:style-name="P78"><text:a xlink:type="simple" xlink:href="#__RefHeading___Toc263_1827002111" text:style-name="Index_20_Link" text:visited-style-name="Index_20_Link">Document<text:tab/>7</text:a></text:p>
          <text:p text:style-name="P79"><text:a xlink:type="simple" xlink:href="#__RefHeading___Toc265_1827002111" text:style-name="Index_20_Link" text:visited-style-name="Index_20_Link">Document Objectives<text:tab/>7</text:a></text:p>
          <text:p text:style-name="P78"><text:a xlink:type="simple" xlink:href="#__RefHeading___Toc505_1734961411" text:style-name="Index_20_Link" text:visited-style-name="Index_20_Link">History<text:tab/>9</text:a></text:p>
          <text:p text:style-name="P78"><text:a xlink:type="simple" xlink:href="#__RefHeading___Toc1025_1734961411" text:style-name="Index_20_Link" text:visited-style-name="Index_20_Link">How it works<text:tab/>11</text:a></text:p>
          <text:p text:style-name="P79"><text:a xlink:type="simple" xlink:href="#__RefHeading___Toc1027_1734961411" text:style-name="Index_20_Link" text:visited-style-name="Index_20_Link">CDDA Sector<text:tab/>11</text:a></text:p>
          <text:p text:style-name="P79"><text:a xlink:type="simple" xlink:href="#__RefHeading___Toc1029_1734961411" text:style-name="Index_20_Link" text:visited-style-name="Index_20_Link">Mode 1 Sector<text:tab/>11</text:a></text:p>
          <text:p text:style-name="P79"><text:a xlink:type="simple" xlink:href="#__RefHeading___Toc1031_1734961411" text:style-name="Index_20_Link" text:visited-style-name="Index_20_Link">Mode 2 Sector<text:tab/>11</text:a></text:p>
          <text:p text:style-name="P79"><text:a xlink:type="simple" xlink:href="#__RefHeading___Toc1033_1734961411" text:style-name="Index_20_Link" text:visited-style-name="Index_20_Link">Mode 2 XA 1 Sector<text:tab/>12</text:a></text:p>
          <text:p text:style-name="P79"><text:a xlink:type="simple" xlink:href="#__RefHeading___Toc1035_1734961411" text:style-name="Index_20_Link" text:visited-style-name="Index_20_Link">Mode 2 XA 1 Sector<text:tab/>12</text:a></text:p>
          <text:p text:style-name="P79"><text:a xlink:type="simple" xlink:href="#__RefHeading___Toc1037_1734961411" text:style-name="Index_20_Link" text:visited-style-name="Index_20_Link">How this help me<text:tab/>12</text:a></text:p>
          <text:p text:style-name="P78"><text:a xlink:type="simple" xlink:href="#__RefHeading___Toc267_1827002111" text:style-name="Index_20_Link" text:visited-style-name="Index_20_Link">Headers specifications<text:tab/>13</text:a></text:p>
          <text:p text:style-name="P79"><text:a xlink:type="simple" xlink:href="#__RefHeading___Toc269_1827002111" text:style-name="Index_20_Link" text:visited-style-name="Index_20_Link">Main Header<text:tab/>13</text:a></text:p>
          <text:p text:style-name="P79"><text:a xlink:type="simple" xlink:href="#__RefHeading___Toc271_1827002111" text:style-name="Index_20_Link" text:visited-style-name="Index_20_Link">Streams Header<text:tab/>13</text:a></text:p>
          <text:p text:style-name="P79"><text:a xlink:type="simple" xlink:href="#__RefHeading___Toc483_1734961411" text:style-name="Index_20_Link" text:visited-style-name="Index_20_Link">Sectors Header<text:tab/>14</text:a></text:p>
        </text:index-body>
      </text:table-of-content>
      <text:p text:style-name="P9"/>
      <text:h text:style-name="P86" text:outline-level="1"><text:bookmark-start text:name="__RefHeading___Toc263_1827002111"/>Document<text:bookmark-end text:name="__RefHeading___Toc263_1827002111"/></text:h>
      <text:h text:style-name="P87" text:outline-level="2"><text:bookmark-start text:name="__RefHeading___Toc265_1827002111"/>Document Objectives<text:bookmark-end text:name="__RefHeading___Toc265_1827002111"/></text:h>
      <text:p text:style-name="P52">This document defines the <text:span text:style-name="T1">ECM2 file format </text:span><text:span text:style-name="T2">and how the program works,</text:span><text:span text:style-name="T1"> and is divided into the following sections:</text:span></text:p>
      <text:list xml:id="list842699788" text:style-name="L1">
        <text:list-item>
          <text:p text:style-name="P99">This section which describes the document itself.</text:p>
        </text:list-item>
        <text:list-item>
          <text:p text:style-name="P100">History</text:p>
        </text:list-item>
        <text:list-item>
          <text:p text:style-name="P101">How it works</text:p>
        </text:list-item>
        <text:list-item>
          <text:p text:style-name="P99">Headers specification</text:p>
        </text:list-item>
        <text:list-item>
          <text:p text:style-name="P99">Data compression</text:p>
        </text:list-item>
        <text:list-item>
          <text:p text:style-name="P99">Audio compression</text:p>
        </text:list-item>
        <text:list-item>
          <text:p text:style-name="P102">Error Detection Code</text:p>
        </text:list-item>
      </text:list>
      <text:h text:style-name="P82" text:outline-level="1"><text:bookmark-start text:name="__RefHeading___Toc505_1734961411"/>History<text:bookmark-end text:name="__RefHeading___Toc505_1734961411"/></text:h>
      <text:p text:style-name="P61">The Error Code Model<text:span text:style-name="T18">er</text:span> format works by removing the <text:span text:style-name="T18">unnecessary data from the CD Sectors. This data is mostly the Error Detection Code and the Error Correction Code, that is main reason why the format is called ECM.</text:span></text:p>
      <text:p text:style-name="P62">The original ECM version removes all the ECM data so is good enough and it helped me to save a lot of space on my disks<text:span text:style-name="T19">. The way it works is by detecting the Mode 2 XA sectors </text:span><text:span text:style-name="T20">and removing the EDC and ECC data from it, and treating the rest of the data as raw bytes (including part of the Mode 2 XA sectors).</text:span></text:p>
      <text:p text:style-name="P63">I wanted to improve the program by removing even more data, like for example the sync, <text:span text:style-name="T21">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62">The first program modification <text:span text:style-name="T21">works with the above in mind and reduces the file size of the resulting ecm file </text:span><text:span text:style-name="T22">by about 6.5%. </text:span><text:span text:style-name="T23">Also reduces the process time to about the 60% (even less if the file contains audio tracks). This version already creates seekable files, and just reading the header you will be able to create a Table Of Content of the file and seek to the desired sector very fast. </text:span><text:span text:style-name="T25">Also I have moved the functions to a class to allow to reuse it into another programs.</text:span></text:p>
      <text:p text:style-name="P64">The second program modification is in progress, and I wanted to add compression to file streams, which will improve the file size reduction of the audio sectors. Also I wanted to keep the ability to seek into the file. I have modified the headers to add this functionality, and improve the readability by <text:span text:style-name="T24">creating fixed size blocks. </text:span><text:span text:style-name="T25">Just reading two bytes you’ll be able to jump directly to the data section without reading the entire header.</text:span></text:p>
      <text:h text:style-name="P83" text:outline-level="1"><text:bookmark-start text:name="__RefHeading___Toc1025_1734961411"/>How it works<text:bookmark-end text:name="__RefHeading___Toc1025_1734961411"/></text:h>
      <text:p text:style-name="P65">The ECM format removes data from CD-ROM sectors depending of which kind of sector contains the source, <text:span text:style-name="T26">and the following sectors are compatible with this tool:</text:span></text:p>
      <text:list xml:id="list1231117324" text:style-name="L2">
        <text:list-item>
          <text:p text:style-name="P103">CDDA</text:p>
        </text:list-item>
        <text:list-item>
          <text:p text:style-name="P103">MODE1</text:p>
        </text:list-item>
        <text:list-item>
          <text:p text:style-name="P103">MODE2</text:p>
        </text:list-item>
        <text:list-item>
          <text:p text:style-name="P103">MODE2 XA1</text:p>
        </text:list-item>
        <text:list-item>
          <text:p text:style-name="P103">MODE2 XA2</text:p>
        </text:list-item>
      </text:list>
      <text:p text:style-name="P66">The sector size is CD-ROM is fixed and contains 2352 bytes.</text:p>
      <text:h text:style-name="Heading_20_2" text:outline-level="2"><text:bookmark-start text:name="__RefHeading___Toc1027_1734961411"/>CDDA Sector<text:bookmark-end text:name="__RefHeading___Toc1027_1734961411"/></text:h>
      <text:p text:style-name="P66">The CDDA sector is entirely composed by data bytes, so nothing can be removed and thus the <text:span text:style-name="T27">sector</text:span> size is not reduced.</text:p>
      <table:table table:name="Tabla7" table:style-name="Tabla7" table:template-name="Default Style">
        <table:table-column table:style-name="Tabla7.A"/>
        <table:table-row table:style-name="Tabla7.1">
          <table:table-cell table:style-name="Tabla7.A1" office:value-type="string">
            <text:p text:style-name="P42">2352 data bytes</text:p>
          </table:table-cell>
        </table:table-row>
      </table:table>
      <text:p text:style-name="P68">There also exists a variant of this sector type which is filled by zeros. This sector variant can be easily generated <text:span text:style-name="T29">and then</text:span> <text:span text:style-name="T29">can be safely fully removed.</text:span></text:p>
      <text:h text:style-name="P88" text:outline-level="2"><text:bookmark-start text:name="__RefHeading___Toc1029_1734961411"/>Mode 1 Sector<text:bookmark-end text:name="__RefHeading___Toc1029_1734961411"/></text:h>
      <text:p text:style-name="P67">The mode 1 sector contains <text:span text:style-name="T27">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38">Sync: 12b</text:p>
          </table:table-cell>
          <table:table-cell table:style-name="Tabla8.B1" office:value-type="string">
            <text:p text:style-name="P38">Header: 4b</text:p>
          </table:table-cell>
          <table:table-cell table:style-name="Tabla8.C1" office:value-type="string">
            <text:p text:style-name="P38">Data: 2048b</text:p>
          </table:table-cell>
          <table:table-cell table:style-name="Tabla8.D1" office:value-type="string">
            <text:p text:style-name="P38">EDC: 4b</text:p>
          </table:table-cell>
          <table:table-cell table:style-name="Tabla8.E1" office:value-type="string">
            <text:p text:style-name="P38">Blank: 8b</text:p>
          </table:table-cell>
          <table:table-cell table:style-name="Tabla8.F1" office:value-type="string">
            <text:p text:style-name="P38">ECC: 276b</text:p>
          </table:table-cell>
        </table:table-row>
      </table:table>
      <text:p text:style-name="P67"><text:span text:style-name="T34">The ECM program will </text:span><text:span text:style-name="T35">be able to keep only </text:span><text:span text:style-name="T34">the data and remove the rest of the data, which can be easily generated later to restore the original sector</text:span><text:span text:style-name="T28">. This will reduce the sector size by about 13%.</text:span></text:p>
      <text:p text:style-name="P68">There also exists a variant of this sector type which i<text:span text:style-name="T29">t</text:span>s <text:span text:style-name="T29">data is</text:span> filled by zeros. This sector variant <text:span text:style-name="T34">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71"><text:span text:style-name="T29">The mode 2 sector is not widely used, but is also processed. This sector contains 12 sync bytes, 4 header bytes an</text:span>d 2336 <text:span text:style-name="T29">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9">Sync: 12b</text:p>
          </table:table-cell>
          <table:table-cell table:style-name="Tabla9.B1" office:value-type="string">
            <text:p text:style-name="P39">Header: 4b</text:p>
          </table:table-cell>
          <table:table-cell table:style-name="Tabla9.C1" office:value-type="string">
            <text:p text:style-name="P39">Data: 2336b</text:p>
          </table:table-cell>
        </table:table-row>
      </table:table>
      <text:p text:style-name="P70"><text:soft-page-break/><text:span text:style-name="T35">The ECM program will be able to keep only the data part of the sector and remove the rest, which can be easily be generated later to restore the original sector</text:span>. This will reduce the sector size by about 0.7% (not too much).</text:p>
      <text:p text:style-name="P68">There also exists a variant of this sector type which i<text:span text:style-name="T29">t</text:span>s <text:span text:style-name="T29">data is</text:span> filled by zeros. This sector variant can be easily generated <text:span text:style-name="T29">and then</text:span> <text:span text:style-name="T29">can be safely fully removed.</text:span></text:p>
      <text:h text:style-name="Heading_20_2" text:outline-level="2"><text:bookmark-start text:name="__RefHeading___Toc1033_1734961411"/>Mode 2 XA 1 Sector<text:bookmark-end text:name="__RefHeading___Toc1033_1734961411"/></text:h>
      <text:p text:style-name="P72">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40">Sync: 12b</text:p>
          </table:table-cell>
          <table:table-cell table:style-name="Tabla10.B1" office:value-type="string">
            <text:p text:style-name="P40">Header: 4b</text:p>
          </table:table-cell>
          <table:table-cell table:style-name="Tabla10.C1" office:value-type="string">
            <text:p text:style-name="P43">Sub-Header: <text:span text:style-name="T30">8</text:span>b</text:p>
          </table:table-cell>
          <table:table-cell table:style-name="Tabla10.D1" office:value-type="string">
            <text:p text:style-name="P40">Data: 2048b</text:p>
          </table:table-cell>
          <table:table-cell table:style-name="Tabla10.E1" office:value-type="string">
            <text:p text:style-name="P40">EDC: 4b</text:p>
          </table:table-cell>
          <table:table-cell table:style-name="Tabla10.F1" office:value-type="string">
            <text:p text:style-name="P40">ECC: 276b</text:p>
          </table:table-cell>
        </table:table-row>
      </table:table>
      <text:p text:style-name="P73">In this sector mode the data is required and also the sub-header. As the sub-header is redundant (4 bytes repeated 2 times), only 4 bytes are required. <text:span text:style-name="T35">The ECM program will be able to remove the rest of data and then reduce the size about </text:span>13%. <text:span text:style-name="T35">The removed data also can be generated easily later to restore the original sector.</text:span></text:p>
      <text:p text:style-name="P69">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P89" text:outline-level="2"><text:bookmark-start text:name="__RefHeading___Toc1035_1734961411"/>Mode 2 XA 1 Sector<text:bookmark-end text:name="__RefHeading___Toc1035_1734961411"/></text:h>
      <text:p text:style-name="P75">This mode removes the ECC bytes and uses it<text:span text:style-name="T34">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1">Sync: 12b</text:p>
          </table:table-cell>
          <table:table-cell table:style-name="Tabla11.B1" office:value-type="string">
            <text:p text:style-name="P41">Header: 4b</text:p>
          </table:table-cell>
          <table:table-cell table:style-name="Tabla11.C1" office:value-type="string">
            <text:p text:style-name="P44">Sub-Header: <text:span text:style-name="T30">8</text:span>b</text:p>
          </table:table-cell>
          <table:table-cell table:style-name="Tabla11.D1" office:value-type="string">
            <text:p text:style-name="P41">Data: 2<text:span text:style-name="T33">324</text:span>b</text:p>
          </table:table-cell>
          <table:table-cell table:style-name="Tabla11.E1" office:value-type="string">
            <text:p text:style-name="P41">EDC: 4b</text:p>
          </table:table-cell>
        </table:table-row>
      </table:table>
      <text:p text:style-name="P75">Like the XA 1 sector mode, it only requires the data bytes and 4 sub-header bytes, and the rest can be generated. This allow to reduce the size about 1.2%.</text:p>
      <text:p text:style-name="P69">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Heading_20_2" text:outline-level="2"><text:bookmark-start text:name="__RefHeading___Toc1037_1734961411"/>How this help me<text:bookmark-end text:name="__RefHeading___Toc1037_1734961411"/></text:h>
      <text:p text:style-name="P74">The size reduction in some situations is about the 13% of the original file size and can reach higher reductions if GAP sectors are found. <text:span text:style-name="T31">For example, The Final Fantasy VII CD1 image has reached a reduction of about the 21% without compression, so it can be implemented into an emulator and </text:span><text:soft-page-break/><text:span text:style-name="T31">then reduce your collection size with a lower CPU overhead. </text:span><text:span text:style-name="T32">There are plans to add </text:span><text:span text:style-name="T31">compression, </text:span><text:span text:style-name="T32">which will help to even more size reduction.</text:span></text:p>
      <text:p text:style-name="P76">The removed data can be generated later and recover the original sector data, so this tool will produce a lossless “compression” method, which can be complemented with another compression methods like zlib and lzma.</text:p>
      <text:h text:style-name="P84" text:outline-level="1"><text:bookmark-start text:name="__RefHeading___Toc267_1827002111"/>Headers specifications<text:bookmark-end text:name="__RefHeading___Toc267_1827002111"/></text:h>
      <text:p text:style-name="P53">In this section we will see the headers specifications starting by the main header, and continuing by the streams header and the sectors headers.</text:p>
      <text:h text:style-name="P90" text:outline-level="2"><text:bookmark-start text:name="__RefHeading___Toc269_1827002111"/>Main Header<text:bookmark-end text:name="__RefHeading___Toc269_1827002111"/></text:h>
      <text:p text:style-name="P53">The main header starts at the beginning of the file and is composed by <text:span text:style-name="T15">6</text:span> bytes. Three of them are fixed, the 4<text:span text:style-name="T3">th</text:span> defines the file version <text:span text:style-name="T15">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51">Position</text:p>
          </table:table-cell>
          <table:table-cell table:style-name="Tabla2.A1" office:value-type="string">
            <text:p text:style-name="P51">Size</text:p>
          </table:table-cell>
          <table:table-cell table:style-name="Tabla2.A1" office:value-type="string">
            <text:p text:style-name="P51">Value</text:p>
          </table:table-cell>
          <table:table-cell table:style-name="Tabla2.A1" office:value-type="string">
            <text:p text:style-name="P51">Description</text:p>
          </table:table-cell>
        </table:table-row>
        <table:table-row table:style-name="Tabla2.1">
          <table:table-cell table:style-name="Tabla2.A2" office:value-type="string">
            <text:p text:style-name="P17">0x00</text:p>
          </table:table-cell>
          <table:table-cell table:style-name="Tabla2.A2" office:value-type="string">
            <text:p text:style-name="P27">3 bytes</text:p>
          </table:table-cell>
          <table:table-cell table:style-name="Tabla2.A2" office:value-type="string">
            <text:p text:style-name="P27">ECM</text:p>
          </table:table-cell>
          <table:table-cell table:style-name="Tabla2.A2" office:value-type="string">
            <text:p text:style-name="P28">File format indicator</text:p>
          </table:table-cell>
        </table:table-row>
        <table:table-row table:style-name="Tabla2.1">
          <table:table-cell table:style-name="Tabla2.A3" office:value-type="string">
            <text:p text:style-name="P17">0x03</text:p>
          </table:table-cell>
          <table:table-cell table:style-name="Tabla2.A3" office:value-type="string">
            <text:p text:style-name="P26">1 byte</text:p>
          </table:table-cell>
          <table:table-cell table:style-name="Tabla2.A3" office:value-type="string">
            <text:p text:style-name="P17">0<text:span text:style-name="T14">x02</text:span></text:p>
          </table:table-cell>
          <table:table-cell table:style-name="Tabla2.D3" office:value-type="float" office:value="0">
            <text:p text:style-name="P17">Fourth byte in file. This byte <text:span text:style-name="T4">indicates the file version which is:</text:span></text:p>
            <text:list xml:id="list3921928418" text:style-name="L3">
              <text:list-item>
                <text:p text:style-name="P92">Original ECM version developed by Neill Corlett</text:p>
              </text:list-item>
              <text:list-item>
                <text:p text:style-name="P92">First modified developed by Daniel Carrasco which modify the way the sectors are detected, and removes more data. Is incompatible with older versions.</text:p>
              </text:list-item>
              <text:list-item>
                <text:p text:style-name="P92">Second modification made by Daniel Carrasco which adds data and audio compression (currently in development). <text:span text:style-name="T17">Is also incompatible with 0 and 1 versions.</text:span></text:p>
              </text:list-item>
            </text:list>
          </table:table-cell>
        </table:table-row>
        <table:table-row table:style-name="Tabla2.1">
          <table:table-cell table:style-name="Tabla2.A4" office:value-type="string">
            <text:p text:style-name="P26">0x04</text:p>
          </table:table-cell>
          <table:table-cell table:style-name="Tabla2.B4" office:value-type="string">
            <text:p text:style-name="P26"><text:span text:style-name="T40">1</text:span> byte</text:p>
          </table:table-cell>
          <table:table-cell table:style-name="Tabla2.C4">
            <text:p text:style-name="P17"/>
          </table:table-cell>
          <table:table-cell table:style-name="Tabla2.D4" office:value-type="string">
            <text:p text:style-name="P29"><text:span text:style-name="T40">1</text:span> byte containing the options used in file optimization (optimization_options).</text:p>
          </table:table-cell>
        </table:table-row>
      </table:table>
      <text:h text:style-name="P91" text:outline-level="2"><text:bookmark-start text:name="__RefHeading___Toc271_1827002111"/>Streams Header<text:bookmark-end text:name="__RefHeading___Toc271_1827002111"/></text:h>
      <text:p text:style-name="P54">The streams header is located right after the main header, starting at the <text:span text:style-name="T15">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2302721450448">
          <table:table-cell table:style-name="Tabla3.A1" office:value-type="string">
            <text:p text:style-name="P45">Position</text:p>
          </table:table-cell>
          <table:table-cell table:style-name="Tabla3.A1" office:value-type="string">
            <text:p text:style-name="P48">Size</text:p>
          </table:table-cell>
          <table:table-cell table:style-name="Tabla3.A1" office:value-type="string">
            <text:p text:style-name="P45">Value</text:p>
          </table:table-cell>
          <table:table-cell table:style-name="Tabla3.A1" office:value-type="string">
            <text:p text:style-name="P45">Description</text:p>
          </table:table-cell>
        </table:table-row>
        <table:table-row table:style-name="TableLine2302721476016">
          <table:table-cell table:style-name="Tabla3.A2" office:value-type="string">
            <text:p text:style-name="P18">0x<text:span text:style-name="T6">00</text:span></text:p>
          </table:table-cell>
          <table:table-cell table:style-name="Tabla3.A2" office:value-type="string">
            <text:p text:style-name="P29"><text:span text:style-name="T41">8</text:span> byte<text:span text:style-name="T38">s</text:span></text:p>
          </table:table-cell>
          <table:table-cell table:style-name="Tabla3.A2" office:value-type="string">
            <text:p text:style-name="P21"/>
          </table:table-cell>
          <table:table-cell table:style-name="Tabla3.A2" office:value-type="string">
            <text:p text:style-name="P34">Streams count in uint32_t</text:p>
          </table:table-cell>
        </table:table-row>
        <table:table-row table:style-name="TableLine2302721474656">
          <table:table-cell table:style-name="Tabla3.A3" office:value-type="string">
            <text:p text:style-name="P34">0x0<text:span text:style-name="T42">8</text:span></text:p>
          </table:table-cell>
          <table:table-cell table:style-name="Tabla3.A3" office:value-type="string">
            <text:p text:style-name="P34"><text:span text:style-name="T41">8</text:span> bytes</text:p>
          </table:table-cell>
          <table:table-cell table:style-name="Tabla3.A3" office:value-type="string">
            <text:p text:style-name="P21"/>
          </table:table-cell>
          <table:table-cell table:style-name="Tabla3.A3" office:value-type="string">
            <text:p text:style-name="P34">Streams header size. This was introduced to allow zlib compression in headers to reduce its size, otherwise the size can be calculated.</text:p>
          </table:table-cell>
        </table:table-row>
      </table:table>
      <text:p text:style-name="P14">The equivalent struct will be:</text:p>
      <text:p text:style-name="P3">struct SEC_STR_SIZE {</text:p>
      <text:p text:style-name="P3"><text:s text:c="4"/>uint32_t count;</text:p>
      <text:p text:style-name="P3"><text:s text:c="4"/>uint32_t size;</text:p>
      <text:p text:style-name="P3">};</text:p>
      <text:p text:style-name="P58">Th<text:span text:style-name="T39">ose </text:span><text:span text:style-name="T42">16</text:span><text:span text:style-name="T39"> bytes</text:span> will be followed by<text:span text:style-name="T5"> groups of 5 bytes per stream </text:span>containing the<text:span text:style-name="T39">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2">
          <table:table-cell table:style-name="Tabla4.A2" office:value-type="string">
            <text:p text:style-name="P21">0x00</text:p>
          </table:table-cell>
          <table:table-cell table:style-name="Tabla4.B2" office:value-type="float" office:value="0">
            <text:p text:style-name="P31">0</text:p>
          </table:table-cell>
          <table:table-cell table:style-name="Tabla4.B2">
            <text:p text:style-name="P29"/>
          </table:table-cell>
          <table:table-cell table:style-name="Tabla4.B2" office:value-type="float" office:value="0">
            <text:p text:style-name="P21">Stream info:</text:p>
            <text:list xml:id="list1912069061" text:style-name="L4">
              <text:list-item>
                <text:p text:style-name="P93"><text:span text:style-name="T8">0</text:span>: <text:span text:style-name="T7">Stream format → 0 = Audio, 1 = Data.</text:span></text:p>
              </text:list-item>
              <text:list-item>
                <text:p text:style-name="P95"><text:span text:style-name="T8">1</text:span> - <text:span text:style-name="T8">3</text:span>: Stream compression depending if stream is audio or data.</text:p>
                <text:list>
                  <text:list-item>
                    <text:p text:style-name="P95">FLAC/Zlib</text:p>
                  </text:list-item>
                  <text:list-item>
                    <text:p text:style-name="P95">APE/LZMA</text:p>
                  </text:list-item>
                  <text:list-item>
                    <text:p text:style-name="P95">WAVPACK/BZ2</text:p>
                  </text:list-item>
                  <text:list-item>
                    <text:p text:style-name="P95">LZ4</text:p>
                  </text:list-item>
                </text:list>
              </text:list-item>
              <text:list-item>
                <text:p text:style-name="P95"><text:span text:style-name="T8">4</text:span> - <text:span text:style-name="T8">7</text:span>: Reserved</text:p>
              </text:list-item>
            </text:list>
          </table:table-cell>
        </table:table-row>
        <table:table-row table:style-name="Tabla4.3">
          <table:table-cell table:style-name="Tabla4.A3" office:value-type="string">
            <text:p text:style-name="P18">0x01</text:p>
          </table:table-cell>
          <table:table-cell table:style-name="Tabla4.B3" office:value-type="string">
            <text:p text:style-name="P98">4 bytes</text:p>
          </table:table-cell>
          <table:table-cell table:style-name="Tabla4.C3">
            <text:p text:style-name="P29"/>
          </table:table-cell>
          <table:table-cell table:style-name="Tabla4.D3" office:value-type="string">
            <text:p text:style-name="P98">The number of sectors that contains the stream</text:p>
          </table:table-cell>
        </table:table-row>
        <table:table-row table:style-name="Tabla4.4">
          <table:table-cell table:style-name="Tabla4.A4" office:value-type="string">
            <text:p text:style-name="P35">0x05</text:p>
          </table:table-cell>
          <table:table-cell table:style-name="Tabla4.B4" office:value-type="string">
            <text:p text:style-name="P35">4 bytes</text:p>
          </table:table-cell>
          <table:table-cell table:style-name="Tabla4.C4">
            <text:p text:style-name="P29"/>
          </table:table-cell>
          <table:table-cell table:style-name="Tabla4.D4" office:value-type="string">
            <text:p text:style-name="P35">The end position in output file</text:p>
          </table:table-cell>
        </table:table-row>
      </table:table>
      <text:p text:style-name="P10">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s text:c="4"/>uint32_t out_position;</text:p>
      <text:p text:style-name="P3">};</text:p>
      <text:p text:style-name="P3">#pragma pack(pop)</text:p>
      <text:p text:style-name="P3"/>
      <text:p text:style-name="P55">We set the pack to 1 to avoid the compile alignment in this struct, which will create <text:span text:style-name="T16">an </text:span>8 bytes structs instead the 5 bytes that we want.</text:p>
      <text:p text:style-name="P59">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56">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2302721473024">
          <table:table-cell table:style-name="Tabla5.A1" office:value-type="string">
            <text:p text:style-name="P46">Position</text:p>
          </table:table-cell>
          <table:table-cell table:style-name="Tabla5.A1" office:value-type="string">
            <text:p text:style-name="P50">Size</text:p>
          </table:table-cell>
          <table:table-cell table:style-name="Tabla5.A1" office:value-type="string">
            <text:p text:style-name="P46">Value</text:p>
          </table:table-cell>
          <table:table-cell table:style-name="Tabla5.A1" office:value-type="string">
            <text:p text:style-name="P46">Description</text:p>
          </table:table-cell>
        </table:table-row>
        <table:table-row table:style-name="TableLine2302721470032">
          <table:table-cell table:style-name="Tabla5.A2" office:value-type="string">
            <text:p text:style-name="P20">0x<text:span text:style-name="T6">00</text:span></text:p>
          </table:table-cell>
          <table:table-cell table:style-name="Tabla5.A2" office:value-type="string">
            <text:p text:style-name="P32"><text:span text:style-name="T42">8</text:span> byte<text:span text:style-name="T42">s</text:span></text:p>
          </table:table-cell>
          <table:table-cell table:style-name="Tabla5.A2" office:value-type="string">
            <text:p text:style-name="P24"/>
          </table:table-cell>
          <table:table-cell table:style-name="Tabla5.A2" office:value-type="string">
            <text:p text:style-name="Table_20_Contents">Streams count in uint32_t</text:p>
          </table:table-cell>
        </table:table-row>
        <table:table-row table:style-name="TableLine2302721464592">
          <table:table-cell table:style-name="Tabla5.A3" office:value-type="string">
            <text:p text:style-name="P34">0x04</text:p>
          </table:table-cell>
          <table:table-cell table:style-name="Tabla5.A3" office:value-type="string">
            <text:p text:style-name="P34"><text:span text:style-name="T42">8</text:span> bytes</text:p>
          </table:table-cell>
          <table:table-cell table:style-name="Tabla5.A3" office:value-type="string">
            <text:p text:style-name="P21"/>
          </table:table-cell>
          <table:table-cell table:style-name="Tabla5.A3" office:value-type="string">
            <text:p text:style-name="P34">Streams header size. This was introduced to allow zlib compression in headers to reduce its size, otherwise the size can be calculated.</text:p>
          </table:table-cell>
        </table:table-row>
      </table:table>
      <text:p text:style-name="P15">The equivalent struct will be:</text:p>
      <text:p text:style-name="P6">struct SEC_STR_SIZE {</text:p>
      <text:p text:style-name="P6"><text:s text:c="4"/>uint32_t count;</text:p>
      <text:p text:style-name="P6"><text:s text:c="4"/>uint32_t size;</text:p>
      <text:p text:style-name="P5"><text:soft-page-break/>};</text:p>
      <text:p text:style-name="P57">Th<text:span text:style-name="T39">ose </text:span><text:span text:style-name="T42">16</text:span><text:span text:style-name="T39"> bytes</text:span> will be followed by<text:span text:style-name="T5"> groups of 5 bytes per </text:span><text:span text:style-name="T39">sector type</text:span><text:span text:style-name="T5"> </text:span>containing the <text:span text:style-name="T8">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22">0x00</text:p>
          </table:table-cell>
          <table:table-cell table:style-name="Tabla6.A2" office:value-type="string">
            <text:p text:style-name="P32">1 byte</text:p>
          </table:table-cell>
          <table:table-cell table:style-name="Tabla6.C2">
            <text:p text:style-name="P22"/>
          </table:table-cell>
          <table:table-cell table:style-name="Tabla6.C2" office:value-type="float" office:value="0">
            <text:p text:style-name="P22"><text:span text:style-name="T8">Sector</text:span> info:</text:p>
            <text:list xml:id="list132755059046183" text:continue-numbering="true" text:style-name="L4">
              <text:list-item>
                <text:p text:style-name="P94"><text:span text:style-name="T8">0 - </text:span><text:span text:style-name="T9">3</text:span>: <text:span text:style-name="T9">Sector type</text:span><text:span text:style-name="T7">.</text:span></text:p>
                <text:list>
                  <text:list-item>
                    <text:p text:style-name="P97">CDDA</text:p>
                  </text:list-item>
                  <text:list-item>
                    <text:p text:style-name="P97">CDDA GAP</text:p>
                  </text:list-item>
                  <text:list-item>
                    <text:p text:style-name="P97">Mode 1</text:p>
                  </text:list-item>
                  <text:list-item>
                    <text:p text:style-name="P97">Mode 1 GAP</text:p>
                  </text:list-item>
                  <text:list-item>
                    <text:p text:style-name="P97">Mode 2</text:p>
                  </text:list-item>
                  <text:list-item>
                    <text:p text:style-name="P97">Mode 2 GAP</text:p>
                  </text:list-item>
                  <text:list-item>
                    <text:p text:style-name="P97">Mode 2 XA1</text:p>
                  </text:list-item>
                  <text:list-item>
                    <text:p text:style-name="P97">Mode 2 XA1 GAP</text:p>
                  </text:list-item>
                  <text:list-item>
                    <text:p text:style-name="P97">Mode 2 XA2</text:p>
                  </text:list-item>
                  <text:list-item>
                    <text:p text:style-name="P97">Mode 2 XA2 GAP</text:p>
                  </text:list-item>
                </text:list>
              </text:list-item>
              <text:list-item>
                <text:p text:style-name="P96"><text:span text:style-name="T9">4</text:span> – <text:span text:style-name="T9">7</text:span>: Reserved</text:p>
              </text:list-item>
            </text:list>
          </table:table-cell>
        </table:table-row>
        <table:table-row table:style-name="Tabla6.1">
          <table:table-cell table:style-name="Tabla6.A3" office:value-type="string">
            <text:p text:style-name="P19">0x01</text:p>
          </table:table-cell>
          <table:table-cell table:style-name="Tabla6.B3" office:value-type="string">
            <text:p text:style-name="P32">4 bytes</text:p>
          </table:table-cell>
          <table:table-cell table:style-name="Tabla6.C3">
            <text:p text:style-name="P22"/>
          </table:table-cell>
          <table:table-cell table:style-name="Tabla6.D3" office:value-type="string">
            <text:p text:style-name="P25">The number of <text:span text:style-name="T37">sectors of that type processed.</text:span> This number is equivalent to an uint32_t variable.</text:p>
          </table:table-cell>
        </table:table-row>
      </table:table>
      <text:p text:style-name="P11">In this case the equivalent struct will be:</text:p>
      <text:p text:style-name="P4">#pragma pack(push, 1)</text:p>
      <text:p text:style-name="P4">struct <text:span text:style-name="T12">SECTOR</text:span> {</text:p>
      <text:p text:style-name="P4"><text:s text:c="4"/>uint8_t <text:span text:style-name="T11">mode</text:span>: <text:span text:style-name="T11">4</text:span>;</text:p>
      <text:p text:style-name="P4"><text:s text:c="4"/>uint32_t <text:span text:style-name="T10">sector_count</text:span>;</text:p>
      <text:p text:style-name="P4">};</text:p>
      <text:p text:style-name="P4">#pragma pack(pop)</text:p>
      <text:p text:style-name="P4"/>
      <text:p text:style-name="P12">We <text:span text:style-name="T10">set the pack to 1 to avoid the alignment in the struct, which will create an 8 bytes struct instead the 5 bytes we want.</text:span></text:p>
      <text:p text:style-name="P60">This header is intended to contains the different <text:span text:style-name="T13">sectors</text:span> types <text:span text:style-name="T13">and number </text:span><text:span text:style-name="T16">of sectors of this type</text:span><text:span text:style-name="T13"> in </text:span><text:span text:style-name="T16">the</text:span><text:span text:style-name="T13"> </text:span><text:span text:style-name="T16">source </text:span><text:span text:style-name="T13">file. </text:span><text:span text:style-name="T16">This info will be used to recover the original sector state.</text:span></text:p>
      <text:h text:style-name="P85" text:outline-level="1">Data <text:span text:style-name="T36">Stream</text:span></text:h>
      <text:p text:style-name="P77">The data stream contains all the data copied from the source file sectors. The uncompressed data doesn’t contains any checkpoint or similar, so to be able to navigate into it you will need to read the sectors header.</text:p>
      <text:h text:style-name="Heading_20_2" text:outline-level="2"><text:span text:style-name="T36">Data </text:span>compression</text:h>
      <text:p text:style-name="P77">Work in progress. For now the program is not able to compress the data streams.</text:p>
      <text:h text:style-name="Heading_20_2" text:outline-level="2">Audio compression</text:h>
      <text:p text:style-name="P77">Work in progress. For now the program is not able to compress the audio streams.</text:p>
      <text:h text:style-name="Heading_20_1" text:outline-level="1">Error Detection Code</text:h>
      <text:p text:style-name="P77">At the end of the file, there are 4 bytes that correspond to the Error detection Code. This Error Detection Code is exactly the same used into the CD-ROM sectors, and adds a way to check if the extracted stream is 100% exact to the input file.</text:p>
      <table:table table:name="Tabla12" table:style-name="Tabla12">
        <table:table-column table:style-name="Tabla12.A"/>
        <table:table-column table:style-name="Tabla12.B"/>
        <table:table-column table:style-name="Tabla12.C"/>
        <table:table-column table:style-name="Tabla12.D"/>
        <table:table-row table:style-name="TableLine2302721470848">
          <table:table-cell table:style-name="Tabla12.A1" office:value-type="string">
            <text:p text:style-name="P47">Position</text:p>
          </table:table-cell>
          <table:table-cell table:style-name="Tabla12.A1" office:value-type="string">
            <text:p text:style-name="P49">Size</text:p>
          </table:table-cell>
          <table:table-cell table:style-name="Tabla12.A1" office:value-type="string">
            <text:p text:style-name="P47">Value</text:p>
          </table:table-cell>
          <table:table-cell table:style-name="Tabla12.A1" office:value-type="string">
            <text:p text:style-name="P47">Description</text:p>
          </table:table-cell>
        </table:table-row>
        <table:table-row table:style-name="TableLine2302721481456">
          <table:table-cell table:style-name="Tabla12.A2" office:value-type="string">
            <text:p text:style-name="P33">Last 4 bytes</text:p>
          </table:table-cell>
          <table:table-cell table:style-name="Tabla12.A2" office:value-type="string">
            <text:p text:style-name="P30"><text:span text:style-name="T36">4</text:span> byte<text:span text:style-name="T36">s</text:span></text:p>
          </table:table-cell>
          <table:table-cell table:style-name="Tabla12.A2" office:value-type="string">
            <text:p text:style-name="P23"/>
          </table:table-cell>
          <table:table-cell table:style-name="Tabla12.A2" office:value-type="string">
            <text:p text:style-name="P33">Error detection code calculated using the same method using in the sectors</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19</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4H29M30S</meta:editing-duration>
    <meta:editing-cycles>51</meta:editing-cycles>
    <dc:title>ECM2 file specifications</dc:title>
    <meta:initial-creator>Daniel Carrasco Marín</meta:initial-creator>
    <dc:date>2021-07-04T13:27:54.169000000</dc:date>
    <dc:creator>Daniel Carrasco Marín</dc:creator>
    <meta:document-statistic meta:table-count="12" meta:image-count="0" meta:object-count="0" meta:page-count="21" meta:paragraph-count="227" meta:word-count="2021" meta:character-count="11038" meta:non-whitespace-character-count="9237"/>
  </office:meta>
</office:document-meta>
</file>